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Verdana" svg:font-family="Verdana"/>
    <style:font-face style:name="Arial3" svg:font-family="Arial" style:font-family-generic="roman"/>
    <style:font-face style:name="FreeSerif" svg:font-family="FreeSerif" style:font-family-generic="roman"/>
    <style:font-face style:name="FreeSans2" svg:font-family="FreeSans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3.32cm"/>
    </style:style>
    <style:style style:name="gr3" style:family="graphic" style:parent-style-name="standard">
      <style:graphic-properties draw:textarea-horizontal-align="justify" draw:textarea-vertical-align="middle" draw:auto-grow-height="false" fo:min-height="1.448cm" fo:min-width="2.894cm"/>
    </style:style>
    <style:style style:name="gr4" style:family="graphic" style:parent-style-name="standard">
      <style:graphic-properties draw:textarea-vertical-align="middle" draw:auto-grow-height="false" fo:min-height="3.951cm" fo:min-width="5.101cm"/>
    </style:style>
    <style:style style:name="gr5" style:family="graphic" style:parent-style-name="standard">
      <style:graphic-properties draw:textarea-horizontal-align="justify" draw:textarea-vertical-align="middle" draw:auto-grow-height="false" fo:min-height="1.73cm" fo:min-width="3.32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2.8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style:font-name="FreeSerif1" fo:font-size="24pt" style:text-underline-style="none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color="#ffffff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12" style:family="paragraph">
      <style:text-properties fo:color="#ffffff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4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style:text-line-through-style="none" style:text-line-through-type="none" style:text-position="0% 58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color="#cccccc" style:text-line-through-style="none" style:text-line-through-type="none" style:text-position="0% 58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58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58%" style:font-name="FreeSerif1" fo:font-size="24pt" fo:letter-spacing="normal" fo:font-style="normal" style:text-underline-style="solid" style:text-underline-width="auto" style:text-underline-color="font-color" fo:font-weight="bold" style:font-name-asian="Arial2" style:font-size-asian="24pt" style:font-style-asian="normal" style:font-weight-asian="bold" style:font-name-complex="Verdana" style:font-size-complex="24pt" style:font-style-complex="normal" style:font-weight-complex="bold"/>
    </style:style>
    <style:style style:name="T5" style:family="text">
      <style:text-properties fo:color="#ffffff" style:text-line-through-style="none" style:text-line-through-type="none" style:text-position="0% 58%" style:font-name="FreeSerif1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Verdana" style:font-size-complex="24pt" style:font-style-complex="normal" style:font-weight-complex="bold"/>
    </style:style>
    <style:style style:name="T6" style:family="text">
      <style:text-properties fo:color="#ffffff" style:text-line-through-style="none" style:text-line-through-type="none" style:text-position="0% 58%" style:font-name="FreeSerif1" fo:font-size="24pt" fo:letter-spacing="normal" fo:font-style="normal" style:text-underline-style="none" fo:font-weight="bold" style:font-name-asian="Arial2" style:font-size-asian="24pt" style:font-style-asian="normal" style:font-weight-asian="bold" style:font-name-complex="Verdana" style:font-size-complex="24pt" style:font-style-complex="normal" style:font-weight-complex="bold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999999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b2b2b2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développer en HTML 5 <text:s/>II <text:s text:c="2"/></text:span></text:p>
          </draw:text-box>
        </draw:frame>
        <draw:frame draw:name="Shape 24" presentation:style-name="pr2" draw:text-style-name="P3" draw:layer="layout" svg:width="21.589cm" svg:height="2.179cm" svg:x="1.905cm" svg:y="7.89cm" presentation:class="subtitle" presentation:user-transformed="true">
          <draw:text-box>
            <text:p text:style-name="P1"><text:span text:style-name="T2">IUT Informatique Bourg-Lyon1, JB BUTET</text:span></text:p>
          </draw:text-box>
        </draw:frame>
        <draw:frame draw:name="Shape 25" presentation:style-name="pr2" draw:text-style-name="P3" draw:layer="layout" svg:width="21.589cm" svg:height="2.179cm" svg:x="2.266cm" svg:y="10.732cm" presentation:class="subtitle" presentation:user-transformed="true">
          <draw:text-box>
            <text:p text:style-name="P1"><text:span text:style-name="T2">2015-2016</text:span></text:p>
          </draw:text-box>
        </draw:frame>
        <presentation:notes draw:style-name="dp2">
          <draw:page-thumbnail draw:name="Shape 27" draw:style-name="gr1" draw:layer="layout" svg:width="14.848cm" svg:height="11.135cm" svg:x="3.075cm" svg:y="2.257cm" draw:page-number="1" presentation:class="page"/>
          <draw:frame draw:name="Shape 2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and_20_Body" presentation:presentation-page-layout-name="AL2T1" xml:id="id1" draw:id="id1">
        <office:forms form:automatic-focus="false" form:apply-design-mode="false"/>
        <draw:frame draw:name="Shape 30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3">Développer en HTML 5</text:span></text:p>
          </draw:text-box>
        </draw:frame>
        <draw:frame draw:name="Shape 31" presentation:style-name="pr5" draw:text-style-name="P8" draw:layer="layout" svg:width="22.859cm" svg:height="10.349cm" svg:x="1.15cm" svg:y="2.8cm" presentation:class="outline" presentation:user-transformed="true">
          <draw:text-box>
            <text:p xml:id="id2" text:id="id2" text:style-name="P7"><text:span text:style-name="T4">Utilisation de git</text:span></text:p>
            <text:p text:style-name="P7"><text:span text:style-name="T5">1) initialisation du dépôt</text:span></text:p>
            <text:p text:style-name="P7"><text:span text:style-name="T6"><text:s text:c="17"/></text:span><text:span text:style-name="T6">git clone dépot</text:span></text:p>
            <text:p text:style-name="P7"><text:span text:style-name="T5">2) création et </text:span><text:span text:style-name="T5">déplacement vers la nouvelle</text:span><text:span text:style-name="T5"> branche</text:span></text:p>
            <text:p text:style-name="P7"><text:span text:style-name="T6"><text:s text:c="17"/></text:span><text:span text:style-name="T6">git checkout -b maBranche</text:span></text:p>
            <text:p text:style-name="P7"><text:span text:style-name="T5">4) </text:span><text:span text:style-name="T5">enregistrement des modifications et </text:span><text:span text:style-name="T5">fusion des branches</text:span></text:p>
            <text:p text:style-name="P7"><text:span text:style-name="T6"><text:s text:c="17"/></text:span><text:span text:style-name="T6">git commit &amp;&amp; git merge</text:span></text:p>
            <text:p text:style-name="P7"><text:span text:style-name="T5">5) enregistrement sur le serveur</text:span></text:p>
            <text:p text:style-name="P7"><text:span text:style-name="T6"><text:s text:c="17"/></text:span><text:span text:style-name="T6">git push</text:span></text:p>
            <text:p text:style-name="P7"><text:span text:style-name="T5">6) mise à joru de la version locale : </text:span></text:p>
            <text:p text:style-name="P7"><text:span text:style-name="T6"><text:s text:c="17"/></text:span><text:span text:style-name="T6">git pull</text:span></text:p>
          </draw:text-box>
        </draw:frame>
        <anim:par presentation:node-type="timing-root">
          <anim:par smil:begin="id1.begin">
            <anim:transitionFilter smil:dur="3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33" draw:style-name="gr1" draw:layer="layout" svg:width="16.931cm" svg:height="9.523cm" svg:x="1.059cm" svg:y="1.93cm" draw:page-number="2" presentation:class="page"/>
          <draw:frame draw:name="Shape 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and_20_Body" presentation:presentation-page-layout-name="AL2T1" xml:id="id3" draw:id="id3">
        <office:forms form:automatic-focus="false" form:apply-design-mode="false"/>
        <draw:frame draw:name="Shape 30" presentation:style-name="pr4" draw:text-style-name="P6" draw:layer="layout" svg:width="22.859cm" svg:height="2.381cm" svg:x="1cm" svg:y="2cm" presentation:class="title" presentation:user-transformed="true">
          <draw:text-box>
            <text:p text:style-name="P5"><text:span text:style-name="T3">Développer en HTML 5,</text:span><text:span text:style-name="T3"><text:line-break/></text:span><text:span text:style-name="T3"> utilser Git</text:span></text:p>
          </draw:text-box>
        </draw:frame>
        <draw:custom-shape draw:style-name="gr2" draw:text-style-name="P9" draw:layer="layout" svg:width="5.4cm" svg:height="1.6cm" svg:x="12.4cm" svg:y="1.2cm">
          <text:p text:style-name="P9">Serveur dist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4.8cm" svg:height="2.4cm" svg:x="12.6cm" svg:y="7cm">
          <text:p text:style-name="P9">Ordinateu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5.6cm" svg:height="4.2cm" draw:transform="rotate (1.5707963267949) translate (9.6cm 8cm)">
          <text:p text:style-name="P9">Git push</text:p>
          <draw:enhanced-geometry svg:viewBox="0 0 21600 21600" draw:text-areas="0 0 21600 21600" draw:type="circular-arrow" draw:modifiers="178.949494959946 -2.45220589324338 9072.904031431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9" draw:layer="layout" svg:width="5.6cm" svg:height="4.2cm" draw:transform="rotate (-1.5707963267949) translate (21cm 2.036cm)">
          <text:p text:style-name="P9">Git pull</text:p>
          <draw:enhanced-geometry svg:viewBox="0 0 21600 21600" draw:text-areas="0 0 21600 21600" draw:type="circular-arrow" draw:modifiers="178.949494959946 -2.45220589324338 9072.904031431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9" draw:layer="layout" svg:width="5.4cm" svg:height="2.8cm" svg:x="17.4cm" svg:y="10.4cm">
          <text:p text:style-name="P9">Copie de travail</text:p>
          <text:p text:style-name="P9">Non enregistré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5.4cm" svg:height="2.8cm" svg:x="7.8cm" svg:y="10.4cm">
          <text:p text:style-name="P9">Copie de travail</text:p>
          <text:p text:style-name="P9">Enregistré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3.8cm" svg:height="1.2cm" svg:x="13.2cm" svg:y="11.2cm">
          <text:p text:style-name="P9">Git commi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7.2cm" svg:height="1.673cm" svg:x="1.4cm" svg:y="7.727cm">
          <draw:text-box>
            <text:p text:style-name="P10"><text:span text:style-name="T7">Sur une branche</text:span></text:p>
          </draw:text-box>
        </draw:frame>
        <anim:par presentation:node-type="timing-root">
          <anim:par smil:begin="id3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hape 33" draw:style-name="gr1" draw:layer="layout" svg:width="16.931cm" svg:height="9.523cm" svg:x="1.059cm" svg:y="1.93cm" draw:page-number="3" presentation:class="page"/>
          <draw:frame draw:name="Shape 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20_and_20_Body" presentation:presentation-page-layout-name="AL2T1" xml:id="id4" draw:id="id4">
        <office:forms form:automatic-focus="false" form:apply-design-mode="false"/>
        <draw:frame draw:name="Shape 30" presentation:style-name="pr4" draw:text-style-name="P6" draw:layer="layout" svg:width="22.859cm" svg:height="2.381cm" svg:x="1cm" svg:y="2cm" presentation:class="title" presentation:user-transformed="true">
          <draw:text-box>
            <text:p text:style-name="P5"><text:span text:style-name="T3">Développer en HTML 5,</text:span><text:span text:style-name="T3"><text:line-break/></text:span><text:span text:style-name="T3"> utilser Git</text:span></text:p>
          </draw:text-box>
        </draw:frame>
        <draw:frame draw:style-name="gr8" draw:text-style-name="P13" draw:layer="layout" svg:width="9.8cm" svg:height="1.195cm" svg:x="14.4cm" svg:y="1.4cm">
          <draw:text-box>
            <text:p text:style-name="P12"><text:span text:style-name="T8">Gestion des branches</text:span></text:p>
          </draw:text-box>
        </draw:frame>
        <draw:frame draw:style-name="gr9" draw:text-style-name="P15" draw:layer="layout" svg:width="20cm" svg:height="11.269cm" svg:x="5.31cm" svg:y="4.152cm">
          <draw:text-box>
            <text:p text:style-name="P14"><text:span text:style-name="T9">Créer une nouvelle branche et la rendre active : </text:span></text:p>
            <text:p text:style-name="P14"><text:span text:style-name="T9"><text:s/></text:span><text:span text:style-name="T10"><text:tab/></text:span><text:span text:style-name="T10">git checkout -b maBranche</text:span></text:p>
            <text:p text:style-name="P14"><text:span text:style-name="T9"/></text:p>
            <text:p text:style-name="P14"><text:span text:style-name="T9">Enregistrer les changements effectués :</text:span></text:p>
            <text:p text:style-name="P14"><text:span text:style-name="T11"><text:s text:c="7"/></text:span><text:span text:style-name="T11">git commit -a -m ''mon commentaire''</text:span></text:p>
            <text:p text:style-name="P14"><text:span text:style-name="T11"/></text:p>
            <text:p text:style-name="P14"><text:span text:style-name="T9">Ajouter des fichiers à verisonner :</text:span></text:p>
            <text:p text:style-name="P14"><text:span text:style-name="T11"><text:s text:c="7"/></text:span><text:span text:style-name="T11">Git add monfichier</text:span></text:p>
            <text:p text:style-name="P14"><text:span text:style-name="T9"/></text:p>
            <text:p text:style-name="P14"><text:span text:style-name="T9">Merge/Fusion des branches</text:span></text:p>
            <text:p text:style-name="P14"><text:span text:style-name="T9"><text:tab/></text:span><text:span text:style-name="T9">Aller sur la branche principale : goo.gl/pWPzJU</text:span></text:p>
            <text:p text:style-name="P14"><text:span text:style-name="T11"><text:s text:c="6"/></text:span><text:span text:style-name="T11"><text:tab/></text:span><text:span text:style-name="T11"><text:tab/></text:span><text:span text:style-name="T11">git checkout master</text:span></text:p>
            <text:p text:style-name="P14"><text:span text:style-name="T9"><text:tab/></text:span><text:span text:style-name="T9">Fusionner les branches</text:span></text:p>
            <text:p text:style-name="P14"><text:span text:style-name="T11"><text:tab/></text:span><text:span text:style-name="T11"><text:tab/></text:span><text:span text:style-name="T11">git merge maBranche</text:span></text:p>
          </draw:text-box>
        </draw:frame>
        <anim:par presentation:node-type="timing-root">
          <anim:par smil:begin="id4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hape 33" draw:style-name="gr1" draw:layer="layout" svg:width="16.931cm" svg:height="9.523cm" svg:x="1.059cm" svg:y="1.93cm" draw:page-number="4" presentation:class="page"/>
          <draw:frame draw:name="Shape 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Verdana" svg:font-family="Verdana"/>
    <style:font-face style:name="Arial3" svg:font-family="Arial" style:font-family-generic="roman"/>
    <style:font-face style:name="FreeSerif" svg:font-family="FreeSerif" style:font-family-generic="roman"/>
    <style:font-face style:name="FreeSans2" svg:font-family="FreeSans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 J Regular" svg:font-family="'Source Han Sans J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Title_20_Slide-background" style:display-name="Title Slide-background" style:family="presentation">
      <style:graphic-properties draw:stroke="none" draw:fill="solid" draw:fill-color="#666666" draw:gradient-step-count="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666666" draw:gradient-step-count="0" draw:fill-image-width="0cm" draw:fill-image-height="0cm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text-line-through-type="none" style:text-position="0% 58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text-position="0% 58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666666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9cm" svg:x="1.27cm" svg:y="3.334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3cm" svg:x="1.059cm" svg:y="1.93cm" presentation:class="page"/>
        <draw:frame presentation:style-name="Title_20_and_20_Body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7.2$Linux_X86_64 LibreOffice_project/40$Build-2</meta:generator>
    <dc:date>2016-03-11T10:22:49.415138466</dc:date>
    <meta:editing-duration>PT21H36M1S</meta:editing-duration>
    <meta:editing-cycles>15</meta:editing-cycles>
    <meta:document-statistic meta:object-count="51"/>
  </office:meta>
</office:document-meta>
</file>